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1pt" fo:language="en" fo:country="US" style:font-size-asian="11pt" style:font-size-complex="11pt"/>
    </style:style>
    <style:style style:name="P2" style:family="paragraph" style:parent-style-name="Standard">
      <style:text-properties style:font-name="Courier 10 Pitch" fo:font-size="11pt" fo:language="en" fo:country="US" fo:font-weight="bold" style:font-size-asian="11pt" style:font-weight-asian="bold" style:font-size-complex="11pt"/>
    </style:style>
    <style:style style:name="P3" style:family="paragraph" style:parent-style-name="Standard">
      <style:text-properties style:font-name="Courier 10 Pitch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ourier 10 Pitch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List_20_Paragraph">
      <style:text-properties style:font-name="Courier 10 Pitch" fo:font-size="11pt" fo:language="en" fo:country="US" fo:font-weight="bold" style:font-size-asian="11pt" style:font-weight-asian="bold" style:font-size-complex="11pt"/>
    </style:style>
    <style:style style:name="P6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Courier 10 Pitch" fo:font-size="11pt" fo:language="en" fo:country="US" fo:font-weight="normal" style:font-size-asian="11pt" style:font-weight-asian="normal" style:font-size-complex="11pt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P8" style:family="paragraph" style:parent-style-name="List_20_Paragraph" style:list-style-name="WWNum3">
      <style:text-properties style:font-name="Courier 10 Pitch" fo:font-size="11pt" fo:language="en" fo:country="US" style:font-size-asian="11pt" style:font-size-complex="11pt"/>
    </style:style>
    <style:style style:name="P9" style:family="paragraph" style:parent-style-name="List_20_Paragraph" style:list-style-name="WWNum1">
      <style:text-properties style:font-name="Courier 10 Pitch" fo:font-size="11pt" fo:language="en" fo:country="US" style:font-size-asian="11pt" style:font-size-complex="11pt"/>
    </style:style>
    <style:style style:name="P10" style:family="paragraph" style:parent-style-name="List_20_Paragraph" style:list-style-name="WWNum2">
      <style:text-properties style:font-name="Courier 10 Pitch" fo:font-size="11pt" fo:language="en" fo:country="US" style:font-size-asian="11pt" style:font-size-complex="11pt"/>
    </style:style>
    <style:style style:name="P11" style:family="paragraph" style:parent-style-name="Standard" style:master-page-name="Standard">
      <style:paragraph-properties style:page-number="auto"/>
      <style:text-properties style:font-name="Courier 10 Pitch" fo:font-size="11pt" fo:language="en" fo:country="US" fo:font-weight="bold" style:font-size-asian="11pt" style:font-weight-asian="bold" style:font-size-complex="11pt"/>
    </style:style>
    <style:style style:name="P12" style:family="paragraph" style:parent-style-name="Standard">
      <style:text-properties style:font-name="Courier 10 Pitch" fo:font-size="11pt" style:font-size-asian="11pt" style:font-size-complex="11pt"/>
    </style:style>
    <style:style style:name="P13" style:family="paragraph" style:parent-style-name="Standard" style:list-style-name="L1">
      <style:text-properties style:font-name="Courier 10 Pitch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imulation parameters for building model</text:p>
      <text:p text:style-name="P4">see simulation results in publication:</text:p>
      <text:p text:style-name="P4">Auer S, Gernhardt S, Linear Signatures in Urban SAR Images – Partly Misinterpreted?, IEEE Geoscience and Remote Sensing Letters, 2014, 10, 1762-1766</text:p>
      <text:p text:style-name="P4"/>
      <text:p text:style-name="P7">The model is appropriate to test the following RaySAR aspects:</text:p>
      <text:p text:style-name="P6">- simulation of 2D maps (MATLAB GUI „2D_Maps“)<text:line-break/>- simulation of 3D phase center positions (MATLAB GUI „3D signal position“) and reflecting surfaces (MATLAB GUI “Scatterer Identification”)</text:p>
      <text:p text:style-name="P4"/>
      <text:p text:style-name="P4">POV-Ray ray tracing:</text:p>
      <text:p text:style-name="P7">→ Windows: open the POV-model in POV-Ray and run (→ button „run“) the rendering procedure using the rendering settings [1600x1200, No AA]. Result: „Contributions.txt“ in model folder. Define the intended setting in ini-file „QUICKRES.INI“ (→ button „Ini“) if it is not available yet. </text:p>
      <text:p text:style-name="P6">→ Linux: use the terminal command „povray Step.pov +W1600 +H1200“ in the folder of the POV-model. Result: „Contributions.txt“ in model folder.</text:p>
      <text:p text:style-name="P1"/>
      <text:p text:style-name="P3">Sensor</text:p>
      <text:p text:style-name="P1">Heading angle: 346.45°</text:p>
      <text:p text:style-name="P1">Azimuth spacing: 0.428m</text:p>
      <text:p text:style-name="P1">Slant Range spacing: 0.220m</text:p>
      <text:p text:style-name="P1">Ground Range spacing: 0.571m</text:p>
      <text:p text:style-name="P1">Resolution (azimuth, range): 1.10m x 0.59m (via check button “Impulse response”); for the simulation of a reflectivity map, the check button is deactivated → no filtering with TSX impulse response function is performed.</text:p>
      <text:p text:style-name="P1"/>
      <text:p text:style-name="P2">Geometry</text:p>
      <text:p text:style-name="P1">Angle of incidence: 22.62°</text:p>
      <text:p text:style-name="P1"><text:soft-page-break/>(Slant) Range interval: 75 135</text:p>
      <text:p text:style-name="P1">Azimuth interval: -40 40</text:p>
      <text:p text:style-name="P1"/>
      <text:p text:style-name="P2">Radiometry</text:p>
      <text:list xml:id="list1215538488" text:style-name="WWNum3">
        <text:list-item>
          <text:p text:style-name="P8">Coherent summation, clipping value 2</text:p>
        </text:list-item>
      </text:list>
      <text:p text:style-name="P5"/>
      <text:p text:style-name="P2">Rendering</text:p>
      <text:p text:style-name="P1">Image size: 80 m width x 60 m height</text:p>
      <text:p text:style-name="P1">No. pixels: 1600 x 1200</text:p>
      <text:p text:style-name="P1">Surface material:</text:p>
      <text:list xml:id="list10452989081" text:style-name="WWNum1">
        <text:list-item>
          <text:p text:style-name="P9">Ground: finish {reflection {0.5} ambient 0 diffuse 0.01 specular 0.5 roughness 0.0033}</text:p>
        </text:list-item>
        <text:list-item>
          <text:p text:style-name="P9">Building: finish {reflection {0.7} ambient 0 diffuse 0.01 specular 0.7 roughness 0.00085}</text:p>
        </text:list-item>
        <text:list-item>
          <text:p text:style-name="P9">Window_Frames: finish {reflection {0.7} ambient 0 diffuse 0.01 specular 0.7 roughness 0.00085}</text:p>
        </text:list-item>
        <text:list-item>
          <text:p text:style-name="P9">Metal_Grid: finish {reflection {0.7} ambient 0 diffuse 0.01 specular 0.7 roughness 0.00085}</text:p>
        </text:list-item>
        <text:list-item>
          <text:p text:style-name="P9">Windows: finish {reflection {0} ambient rgb&lt;0, 0, 0&gt; diffuse 0 }</text:p>
        </text:list-item>
        <text:list-item>
          <text:p text:style-name="P9">Bars: finish {reflection {0.7} ambient 0 diffuse 0.01 specular 0.7 roughness 0.00085}</text:p>
        </text:list-item>
      </text:list>
      <text:p text:style-name="P1">Sensor position / Center of footprint: <text:bookmark-start text:name="__DdeLink__752_1393463204"/>location &lt;0, 100,-41.6669&gt;; look_at &lt;0,0,0&gt;<text:bookmark-end text:name="__DdeLink__752_1393463204"/></text:p>
      <text:p text:style-name="P1">Translations/rotations: <text:bookmark-start text:name="__DdeLink__754_1393463204"/><text:bookmark-start text:name="__DdeLink__756_1393463204"/>translate &lt;-8.474543, 0, -36.161479&gt;; rotate &lt; 0,-76.45,0&gt;<text:bookmark-end text:name="__DdeLink__754_1393463204"/><text:bookmark-end text:name="__DdeLink__756_1393463204"/></text:p>
      <text:p text:style-name="P1"/>
      <text:p text:style-name="P2">3D phase centers</text:p>
      <text:list xml:id="list2020950759" text:style-name="WWNum2">
        <text:list-item>
          <text:p text:style-name="P10">Cube size for model export: 0.1m</text:p>
        </text:list-item>
      </text:list>
      <text:p text:style-name="P12">3D intersection points</text:p>
      <text:list xml:id="list299915911" text:style-name="L1">
        <text:list-item>
          <text:p text:style-name="P13">Cube size for intersection point: 0.02 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er_LMF</meta:initial-creator>
    <dc:creator>Auer </dc:creator>
    <meta:editing-cycles>46</meta:editing-cycles>
    <meta:creation-date>2013-02-11T16:00:00</meta:creation-date>
    <dc:date>2016-01-11T13:31:28</dc:date>
    <meta:editing-duration>PT45M22S</meta:editing-duration>
    <meta:generator>LibreOffice/3.5$Linux_X86_64 LibreOffice_project/350m1$Build-2</meta:generator>
    <meta:document-statistic meta:table-count="0" meta:image-count="0" meta:object-count="0" meta:page-count="2" meta:paragraph-count="36" meta:word-count="339" meta:character-count="2256" meta:non-whitespace-character-count="19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